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7000004A16F60541E.png" manifest:media-type="image/png"/>
  <manifest:file-entry manifest:full-path="Pictures/1000000000000A3E000004EB4BAB79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f41b" officeooo:paragraph-rsid="0004f41b"/>
    </style:style>
    <style:style style:name="P2" style:family="paragraph" style:parent-style-name="Standard">
      <style:text-properties officeooo:rsid="000697d1" officeooo:paragraph-rsid="000697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资源使用者顺序图</text:p>
      <text:p text:style-name="P2"><draw:frame draw:style-name="fr1" draw:name="图像1" text:anchor-type="char" svg:width="17cm" svg:height="8.162cm" draw:z-index="0"><draw:image xlink:href="Pictures/1000000000000A3E000004EB4BAB7955.png" xlink:type="simple" xlink:show="embed" xlink:actuate="onLoad" draw:mime-type="image/png"/></draw:frame>资源共享者顺序图</text:p>
      <text:p text:style-name="P2"><draw:frame draw:style-name="fr1" draw:name="图像2" text:anchor-type="char" svg:width="17cm" svg:height="17.145cm" draw:z-index="1"><draw:image xlink:href="Pictures/1000000000000497000004A16F60541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8:57:20.973331060</meta:creation-date>
    <dc:date>2025-12-13T20:57:30.462227622</dc:date>
    <meta:editing-duration>PT1H1M21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2" meta:paragraph-count="2" meta:word-count="16" meta:character-count="16" meta:non-whitespace-character-count="16"/>
  </office:meta>
</office:document-meta>
</file>